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52da4" officeooo:paragraph-rsid="00052da4" style:font-size-asian="16pt" style:font-weight-asian="bold" style:font-size-complex="16pt" style:font-weight-complex="bold"/>
    </style:style>
    <style:style style:name="P6" style:family="paragraph" style:parent-style-name="Heading_20_1">
      <style:paragraph-properties fo:line-height="150%" fo:break-before="page"/>
      <style:text-properties style:font-name="Liberation Sans" officeooo:rsid="00052da4" officeooo:paragraph-rsid="00052da4"/>
    </style:style>
    <style:style style:name="P7" style:family="paragraph" style:parent-style-name="Heading_20_1">
      <style:paragraph-properties fo:line-height="150%"/>
      <style:text-properties style:font-name="Liberation Sans"/>
    </style:style>
    <style:style style:name="P8" style:family="paragraph" style:parent-style-name="Text_20_body">
      <style:paragraph-properties fo:line-height="150%"/>
      <style:text-properties style:font-name="Liberation Sans" officeooo:paragraph-rsid="000aa7b1"/>
    </style:style>
    <style:style style:name="P9" style:family="paragraph" style:parent-style-name="Text_20_body">
      <style:paragraph-properties fo:line-height="150%"/>
      <style:text-properties style:font-name="Liberation Sans" officeooo:rsid="000bd353" officeooo:paragraph-rsid="0018cdc3"/>
    </style:style>
    <style:style style:name="P10" style:family="paragraph" style:parent-style-name="Text_20_body" style:list-style-name="L1">
      <style:paragraph-properties fo:line-height="150%"/>
      <style:text-properties officeooo:paragraph-rsid="00294e46"/>
    </style:style>
    <style:style style:name="P11" style:family="paragraph" style:parent-style-name="Text_20_body" style:list-style-name="L1">
      <style:paragraph-properties fo:line-height="150%"/>
      <style:text-properties officeooo:paragraph-rsid="001bc0c1"/>
    </style:style>
    <style:style style:name="P12" style:family="paragraph" style:parent-style-name="Text_20_body" style:list-style-name="L1">
      <style:paragraph-properties fo:line-height="150%"/>
      <style:text-properties style:font-name="Liberation Sans" officeooo:rsid="0018cdc3" officeooo:paragraph-rsid="0018cdc3"/>
    </style:style>
    <style:style style:name="P13" style:family="paragraph" style:parent-style-name="Text_20_body">
      <style:paragraph-properties fo:line-height="150%"/>
      <style:text-properties style:font-name="Liberation Sans" officeooo:rsid="001326ac" officeooo:paragraph-rsid="001326ac"/>
    </style:style>
    <style:style style:name="P14" style:family="paragraph" style:parent-style-name="Heading_20_1">
      <style:paragraph-properties fo:line-height="150%"/>
      <style:text-properties style:font-name="Liberation Sans" officeooo:paragraph-rsid="000aa7b1"/>
    </style:style>
    <style:style style:name="P15" style:family="paragraph" style:parent-style-name="Text_20_body">
      <style:paragraph-properties fo:line-height="150%"/>
      <style:text-properties style:font-name="Liberation Sans" officeooo:rsid="00052da4" officeooo:paragraph-rsid="00052da4"/>
    </style:style>
    <style:style style:name="P16" style:family="paragraph" style:parent-style-name="Text_20_body">
      <style:paragraph-properties fo:line-height="150%"/>
    </style:style>
    <style:style style:name="P17" style:family="paragraph" style:parent-style-name="Heading_20_1">
      <style:paragraph-properties fo:line-height="150%" fo:break-before="page"/>
      <style:text-properties style:font-name="Liberation Sans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50%" fo:orphans="0" fo:text-indent="0cm" style:auto-text-indent="false"/>
      <style:text-properties fo:color="#000000" loext:opacity="100%" style:font-name="Liberation Sans" fo:background-color="#ffffff"/>
    </style:style>
    <style:style style:name="P19" style:family="paragraph" style:parent-style-name="Text_20_body">
      <style:paragraph-properties fo:line-height="150%" fo:orphans="0"/>
      <style:text-properties fo:color="#000000" loext:opacity="100%" style:font-name="Liberation Sans" fo:background-color="#ffffff"/>
    </style:style>
    <style:style style:name="P20" style:family="paragraph" style:parent-style-name="Text_20_body">
      <style:paragraph-properties fo:line-height="150%" fo:orphans="0"/>
      <style:text-properties fo:color="#000000" loext:opacity="100%" style:font-name="Calibri" fo:background-color="#ffffff"/>
    </style:style>
    <style:style style:name="P21" style:family="paragraph" style:parent-style-name="Text_20_body">
      <style:paragraph-properties fo:orphans="0"/>
      <style:text-properties fo:color="#000000" loext:opacity="100%" style:font-name="Calibri" fo:background-color="#ffffff"/>
    </style:style>
    <style:style style:name="P22" style:family="paragraph" style:parent-style-name="Text_20_body">
      <style:paragraph-properties fo:orphans="0"/>
      <style:text-properties fo:color="#000000" loext:opacity="100%" fo:background-color="#ffffff"/>
    </style:style>
    <style:style style:name="T1" style:family="text">
      <style:text-properties officeooo:rsid="0015f9d5"/>
    </style:style>
    <style:style style:name="T2" style:family="text">
      <style:text-properties officeooo:rsid="00052da4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officeooo:rsid="00075800"/>
    </style:style>
    <style:style style:name="T5" style:family="text">
      <style:text-properties officeooo:rsid="00074cf3"/>
    </style:style>
    <style:style style:name="T6" style:family="text">
      <style:text-properties officeooo:rsid="0008316f"/>
    </style:style>
    <style:style style:name="T7" style:family="text">
      <style:text-properties officeooo:rsid="0009553f"/>
    </style:style>
    <style:style style:name="T8" style:family="text">
      <style:text-properties officeooo:rsid="000aa7b1"/>
    </style:style>
    <style:style style:name="T9" style:family="text">
      <style:text-properties officeooo:rsid="000bd353"/>
    </style:style>
    <style:style style:name="T10" style:family="text">
      <style:text-properties officeooo:rsid="000d2d3a"/>
    </style:style>
    <style:style style:name="T11" style:family="text">
      <style:text-properties officeooo:rsid="001002c0"/>
    </style:style>
    <style:style style:name="T12" style:family="text">
      <style:text-properties officeooo:rsid="001326ac"/>
    </style:style>
    <style:style style:name="T13" style:family="text">
      <style:text-properties officeooo:rsid="00150cc6"/>
    </style:style>
    <style:style style:name="T14" style:family="text">
      <style:text-properties officeooo:rsid="001a803e"/>
    </style:style>
    <style:style style:name="T15" style:family="text">
      <style:text-properties officeooo:rsid="0018cdc3"/>
    </style:style>
    <style:style style:name="T16" style:family="text">
      <style:text-properties style:font-name="Liberation Sans" officeooo:rsid="00150cc6"/>
    </style:style>
    <style:style style:name="T17" style:family="text">
      <style:text-properties style:font-name="Liberation Sans" officeooo:rsid="0018cdc3"/>
    </style:style>
    <style:style style:name="T18" style:family="text">
      <style:text-properties style:font-name="Liberation Sans" officeooo:rsid="001a803e"/>
    </style:style>
    <style:style style:name="T19" style:family="text">
      <style:text-properties style:font-name="Liberation Sans" officeooo:rsid="00294e46"/>
    </style:style>
    <style:style style:name="T20" style:family="text">
      <style:text-properties style:font-name="Liberation Sans" officeooo:rsid="001afa32"/>
    </style:style>
    <style:style style:name="T21" style:family="text">
      <style:text-properties style:font-name="Liberation Sans" officeooo:rsid="001bc0c1"/>
    </style:style>
    <style:style style:name="T22" style:family="text">
      <style:text-properties style:font-name="Liberation Sans" officeooo:rsid="001c4ce8"/>
    </style:style>
    <style:style style:name="T23" style:family="text">
      <style:text-properties style:font-name="Liberation Sans" officeooo:rsid="001ef79b"/>
    </style:style>
    <style:style style:name="T24" style:family="text">
      <style:text-properties officeooo:rsid="0020d5bd"/>
    </style:style>
    <style:style style:name="T25" style:family="text">
      <style:text-properties officeooo:rsid="0021e058"/>
    </style:style>
    <style:style style:name="T26" style:family="text">
      <style:text-properties officeooo:rsid="00294e46"/>
    </style:style>
    <style:style style:name="T27" style:family="text">
      <style:text-properties officeooo:rsid="00239767"/>
    </style:style>
    <style:style style:name="T28" style:family="text">
      <style:text-properties officeooo:rsid="0024071c"/>
    </style:style>
    <style:style style:name="T29" style:family="text">
      <style:text-properties officeooo:rsid="002504bd"/>
    </style:style>
    <style:style style:name="T30" style:family="text">
      <style:text-properties officeooo:rsid="0028f439"/>
    </style:style>
    <style:style style:name="T31" style:family="text">
      <style:text-properties officeooo:rsid="0026c14d"/>
    </style:style>
    <style:style style:name="T32" style:family="text">
      <style:text-properties officeooo:rsid="0028bba7"/>
    </style:style>
    <style:style style:name="T33" style:family="text">
      <style:text-properties fo:font-style="italic"/>
    </style:style>
    <style:style style:name="T34" style:family="text">
      <style:text-properties officeooo:rsid="001149dc"/>
    </style:style>
    <style:style style:name="T35" style:family="text">
      <style:text-properties officeooo:rsid="001afa32"/>
    </style:style>
    <style:style style:name="T36" style:family="text">
      <style:text-properties officeooo:rsid="001c4ce8"/>
    </style:style>
    <style:style style:name="T37" style:family="text">
      <style:text-properties officeooo:rsid="001ef79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2">Utilising machine learning techniques to analyse the impact agricultural schemes have on the insect population across environments in the UK<text:span text:style-name="T1">.</text:span></text:p>
      <text:p text:style-name="P2"/>
      <text:p text:style-name="P2">COM0166M<text:span text:style-name="T2"> </text:span>Applied<text:span text:style-name="T2"> </text:span>Artificial<text:span text:style-name="T2"> </text:span>Intelligence</text:p>
      <text:p text:style-name="P3"><text:span text:style-name="T3">Word count:</text:span> 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4"><text:a xlink:type="simple" xlink:href="#__RefHeading___Toc647_476591237" office:name="Executive Summary" text:style-name="Index_20_Link" text:visited-style-name="Index_20_Link">Executive Summary<text:tab/>2</text:a></text:p>
          <text:p text:style-name="P4"><text:a xlink:type="simple" xlink:href="#__RefHeading___Toc654_476591237" office:name="1. Introduction" text:style-name="Index_20_Link" text:visited-style-name="Index_20_Link">1. Introduction<text:tab/>2</text:a></text:p>
          <text:p text:style-name="P4"><text:a xlink:type="simple" xlink:href="#__RefHeading___Toc656_476591237" office:name="2. Literature Review" text:style-name="Index_20_Link" text:visited-style-name="Index_20_Link">2. Literature Review<text:tab/>2</text:a></text:p>
          <text:p text:style-name="P4"><text:a xlink:type="simple" xlink:href="#__RefHeading___Toc658_476591237" office:name="3. Research Design" text:style-name="Index_20_Link" text:visited-style-name="Index_20_Link">3. Research Design<text:tab/>2</text:a></text:p>
          <text:p text:style-name="P4"><text:a xlink:type="simple" xlink:href="#__RefHeading___Toc660_476591237" office:name="4. Experimental Results and Analysis" text:style-name="Index_20_Link" text:visited-style-name="Index_20_Link">4. Experimental Results and Analysis<text:tab/>2</text:a></text:p>
          <text:p text:style-name="P4"><text:a xlink:type="simple" xlink:href="#__RefHeading___Toc662_476591237" office:name="5. Conclusion" text:style-name="Index_20_Link" text:visited-style-name="Index_20_Link">5. Conclusion<text:tab/>2</text:a></text:p>
          <text:p text:style-name="P4"><text:a xlink:type="simple" xlink:href="#__RefHeading___Toc664_476591237" office:name="References" text:style-name="Index_20_Link" text:visited-style-name="Index_20_Link">References<text:tab/>3</text:a></text:p>
        </text:index-body>
      </text:table-of-content>
      <text:p text:style-name="P5"/>
      <text:p text:style-name="P5"/>
      <text:p text:style-name="P5"/>
      <text:h text:style-name="P6" text:outline-level="1"><text:bookmark-start text:name="__RefHeading___Toc647_476591237"/>Executive Summary<text:bookmark-end text:name="__RefHeading___Toc647_476591237"/></text:h>
      <text:h text:style-name="P7" text:outline-level="1"><text:bookmark-start text:name="__RefHeading___Toc654_476591237"/>1. Introduction<text:bookmark-end text:name="__RefHeading___Toc654_476591237"/></text:h>
      <text:p text:style-name="P8"><text:span text:style-name="T4">In recent years</text:span><text:span text:style-name="T5">, </text:span><text:span text:style-name="T4">it has been noted that </text:span><text:span text:style-name="T5">pollinators across the UK have been in decline at an alarming rate across the board[1]</text:span><text:span text:style-name="T6">, with most notably 80% of butterfly species and 175 species of moth decreasing</text:span><text:span text:style-name="T4"> </text:span><text:span text:style-name="T6">in abundance. </text:span><text:span text:style-name="T4">This has been measured by "</text:span>by the abundance of insects<text:span text:style-name="T4">...</text:span>the diversity of insects<text:span text:style-name="T4">...</text:span>and the distribution of insects<text:span text:style-name="T4">"[2]</text:span><text:span text:style-name="T7"> and expert publications are putting this down to a number of factors; including climate change, the use of pesticides, and habitat loss[3]</text:span><text:span text:style-name="T8">. This has become such a concern over recent years that the UK </text:span>Department for Environment, Food, and Rural Affairs<text:span text:style-name="T8"> (henceforth DEFRA)</text:span><text:span text:style-name="T9"> opened an investigation into the causes and the impact in food production.</text:span><text:span text:style-name="T8"> </text:span></text:p>
      <text:p text:style-name="P9">One potential <text:span text:style-name="T10">route to a solution is in the realm of </text:span><text:span text:style-name="T11">Machine Learning</text:span><text:span text:style-name="T10">.</text:span><text:span text:style-name="T11"> This is a subset of the field of Artificial Intelligence that prioritises autonomous learning based on a set of provided data so a machine can make accurate inference about new data.[4]</text:span><text:span text:style-name="T12"> This field has come under the limelight in recent years due to the prevalence of Large Language Models [5] and diffusion models for text and image generation, but can also be specialised for a number of tasks based on the data provided during the learning process</text:span><text:span text:style-name="T13">, which is </text:span><text:span text:style-name="T14">subdivided into 3 different classifications [6]</text:span><text:span text:style-name="T15">:</text:span></text:p>
      <text:list text:style-name="L1">
        <text:list-item>
          <text:p text:style-name="P10"><text:span text:style-name="T16">Supervised learning</text:span><text:span text:style-name="T17"> - </text:span><text:span text:style-name="T18">when "the model is trained on a labeled (sic) dataset" [6]</text:span><text:span text:style-name="T19"> where the data is used for classification purposes, and input during production will be classified against it's closeness to these groups. </text:span><text:span text:style-name="T18">There are a number of algorithms that fall into this category, one being the Naive Bayes Classifiers algorithm used in </text:span><text:span text:style-name="T20">email systems to classify spam emails [7][8]</text:span><text:span text:style-name="T21">.</text:span></text:p>
        </text:list-item>
        <text:list-item>
          <text:p text:style-name="P11"><text:span text:style-name="T17">Unsupervised learning - </text:span><text:span text:style-name="T19">Algorithms</text:span><text:span text:style-name="T21"> for clustering or grouping of different </text:span><text:span text:style-name="T19">input</text:span><text:span text:style-name="T21"> data "to categorize data points according to value similarity</text:span><text:span text:style-name="T21">" [6]</text:span><text:span text:style-name="T19">. One such example</text:span><text:span text:style-name="T21"> </text:span><text:span text:style-name="T19">i</text:span><text:span text:style-name="T21">s the K-means clustering algorithm that </text:span><text:span text:style-name="T22">was originally designed</text:span><text:span text:style-name="T21"> </text:span><text:span text:style-name="T22">for signal processing</text:span><text:span text:style-name="T21"> </text:span><text:span text:style-name="T22">[9] but has been adapted </text:span><text:span text:style-name="T19">for</text:span><text:span text:style-name="T22"> </text:span><text:span text:style-name="T23">document classification, customer segmentation, and insurance fraud detection [10]</text:span></text:p>
        </text:list-item>
        <text:list-item>
          <text:p text:style-name="P12">Reinforcement learning - <text:span text:style-name="T24">A method of training a data model "that trains algorithms using a system of reward and punishment" [6]</text:span><text:span text:style-name="T25"> via decision trees that the algorithm </text:span><text:span text:style-name="T26">dynamically </text:span><text:span text:style-name="T25">adjusts based on new input</text:span><text:span text:style-name="T24">. Reinforcement learning </text:span><text:span text:style-name="T25">has been found in </text:span><text:soft-page-break/><text:span text:style-name="T25">Video Game AI and robotics, where it's used for path detection and non-player character automation, and in </text:span><text:span text:style-name="T27">self-driving vehicles[11]</text:span><text:span text:style-name="T28">.</text:span></text:p>
        </text:list-item>
      </text:list>
      <text:p text:style-name="P13">For this essay, we have been provided a number of datasets from the Joint Nature Conservation Committee<text:span text:style-name="T29"> (henceforth JNCC)</text:span><text:span text:style-name="T30">[12]</text:span><text:span text:style-name="T29"> about trends in insect diversity and the agri-environmental schemes the government have imposed to support the UK's insect populations. We intend to extract a limited dataset that reflects the </text:span><text:span text:style-name="T31">population of various insects and the amount of land covered by </text:span><text:span text:style-name="T30">these</text:span><text:span text:style-name="T31"> schemes</text:span><text:span text:style-name="T30">,</text:span><text:span text:style-name="T31"> then use a </text:span><text:span text:style-name="T32">hill-walking algorithm to detect which insect population values best predict population changes, then apply linear regression to detect the level of impact that the government schemes have had</text:span><text:span text:style-name="T30"> as a proof of concep</text:span><text:span text:style-name="T26">t.</text:span></text:p>
      <text:h text:style-name="P14" text:outline-level="1"><text:bookmark-start text:name="__RefHeading___Toc656_476591237"/>2. Literature Review<text:bookmark-end text:name="__RefHeading___Toc656_476591237"/></text:h>
      <text:p text:style-name="P15"/>
      <text:h text:style-name="P7" text:outline-level="1"><text:bookmark-start text:name="__RefHeading___Toc658_476591237"/>3. Research Design<text:bookmark-end text:name="__RefHeading___Toc658_476591237"/></text:h>
      <text:p text:style-name="P15"/>
      <text:h text:style-name="P7" text:outline-level="1"><text:bookmark-start text:name="__RefHeading___Toc660_476591237"/>4. Experimental Results and Analysis<text:bookmark-end text:name="__RefHeading___Toc660_476591237"/></text:h>
      <text:p text:style-name="P15"/>
      <text:h text:style-name="P7" text:outline-level="1"><text:bookmark-start text:name="__RefHeading___Toc662_476591237"/>5. Conclusion<text:bookmark-end text:name="__RefHeading___Toc662_476591237"/></text:h>
      <text:p text:style-name="P16"/>
      <text:p text:style-name="P16"/>
      <text:h text:style-name="P17" text:outline-level="1"><text:bookmark-start text:name="__RefHeading___Toc664_476591237"/>References<text:bookmark-end text:name="__RefHeading___Toc664_476591237"/></text:h>
      <text:p text:style-name="P18">[1]<text:span text:style-name="T5"> </text:span>T. Luck, “Declaration issued to halt UK insect declines as evidence mounts of national crisis - Bumblebee Conservation Trust,” <text:span text:style-name="T33">Bumblebee Conservation Trust</text:span>, Sep. 12, 2025. https://www.bumblebeeconservation.org/news/declaration-issued-to-halt-uk-insect-declines-as-evidence-mounts-of-national-crisis/</text:p>
      <text:p text:style-name="P19">[<text:span text:style-name="T4">2</text:span>]<text:span text:style-name="T4"> </text:span>“Insect decline and UK food security - Science, Innovation and Technology Committee,” <text:span text:style-name="T33">Parliament.uk</text:span>, 2023. https://publications.parliament.uk/pa/cm5804/cmselect/cmsctech/326/report.html#heading-1</text:p>
      <text:p text:style-name="P19">[<text:span text:style-name="T7">3</text:span>]<text:span text:style-name="T7"> </text:span>RHS, “Pollinators: decline in numbers,” <text:span text:style-name="T33">Rhs.org.uk</text:span>, 2021. https://www.rhs.org.uk/wildlife/pollinators-decline-in-numbers</text:p>
      <text:p text:style-name="P19">[<text:span text:style-name="T34">4</text:span>]<text:span text:style-name="T34"> </text:span>IBM, “What Is Machine learning?,” <text:span text:style-name="T33">IBM</text:span>, Sep. 22, 2021. https://www.ibm.com/think/topics/machine-learning</text:p>
      <text:p text:style-name="P19">‌[<text:span text:style-name="T12">5</text:span>]<text:span text:style-name="T12"> </text:span>“GPT-3 powers the next generation of apps,” <text:span text:style-name="T33">Openai.com</text:span>, 2021. https://openai.com/index/gpt-3-apps/</text:p>
      <text:p text:style-name="P20">[<text:span text:style-name="T14">6</text:span>]<text:span text:style-name="T14"> </text:span>IBM, “Types of Machine Learning | IBM,” <text:span text:style-name="T33">Ibm.com</text:span>, Aug. 2024. https://www.ibm.com/think/topics/machine-learning-types</text:p>
      <text:p text:style-name="P20">[<text:span text:style-name="T35">7</text:span>]<text:span text:style-name="T35"> </text:span>M. Sahami, S. Dumais, D. Heckerman, E. Horvitz, and G. Building, “A Bayesian Approach to Filtering Junk E-Mail.” Available: http://robotics.stanford.edu/users/sahami/papers-dir/spam.pdf<text:span text:style-name="T35"> Archived: https://web.archive.org/web/20070927171816/http://robotics.stanford.edu/users/sahami/papers-dir/spam.pdf</text:span></text:p>
      <text:p text:style-name="P20">[<text:span text:style-name="T35">8] </text:span>Wikipedia Contributors, “Naive Bayes classifier,” <text:span text:style-name="T33">Wikipedia</text:span>, Mar. 19, 2025.</text:p>
      <text:p text:style-name="P20"><text:span text:style-name="T36">[9] </text:span>‌S. Lloyd, "Least squares quantization in PCM," in IEEE Transactions on Information Theory, vol. 28, no. 2, pp. 129-137, March 1982, doi: 10.1109/TIT.1982.1056489.</text:p>
      <text:p text:style-name="P20">[<text:span text:style-name="T37">10</text:span>]<text:span text:style-name="T37"> </text:span>DZone, “10 Interesting Use Cases for the K-Means Algorithm - DZone AI,” <text:span text:style-name="T33">dzone.com</text:span>, May 23, 2019. https://dzone.com/articles/10-interesting-use-cases-for-the-k-means-algorithm</text:p>
      <text:p text:style-name="P20">[1<text:span text:style-name="T27">1</text:span>]<text:span text:style-name="T27"> </text:span>F. Yuwono, G. P. Yen, and J. Christopher, “Self-Driving Car Racing: Application of Deep Reinforcement Learning,” <text:span text:style-name="T33">arXiv.org</text:span>, 2024. https://arxiv.org/abs/2410.22766 (accessed Dec. 07, 2024).</text:p>
      <text:p text:style-name="P20"><text:soft-page-break/>[1<text:span text:style-name="T30">2</text:span>]<text:span text:style-name="T30"> </text:span>“Who we are | JNCC - Adviser to Government on Nature Conservation,” <text:span text:style-name="T33">jncc.gov.uk</text:span>. https://jncc.gov.uk/about-jncc/who-we-are/</text:p>
      <text:p text:style-name="P20">‌</text:p>
      <text:p text:style-name="P20"/>
      <text:p text:style-name="P20">‌</text:p>
      <text:p text:style-name="P20"/>
      <text:p text:style-name="P20">‌</text:p>
      <text:p text:style-name="P20"/>
      <text:p text:style-name="P20"/>
      <text:p text:style-name="P20"/>
      <text:p text:style-name="P20">‌</text:p>
      <text:p text:style-name="P20"/>
      <text:p text:style-name="P19">‌</text:p>
      <text:p text:style-name="P19"/>
      <text:p text:style-name="P19">‌</text:p>
      <text:p text:style-name="P21"/>
      <text:p text:style-name="P21"/>
      <text:p text:style-name="P21">‌</text:p>
      <text:p text:style-name="P21"/>
      <text:p text:style-name="P22">‌</text:p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7T21:36:52.976058286</meta:creation-date>
    <dc:date>2026-02-28T15:33:32.931353732</dc:date>
    <meta:editing-duration>PT1H29M1S</meta:editing-duration>
    <meta:editing-cycles>17</meta:editing-cycles>
    <meta:generator>LibreOffice/25.8.4.2$Linux_X86_64 LibreOffice_project/580$Build-2</meta:generator>
    <meta:document-statistic meta:table-count="0" meta:image-count="0" meta:object-count="0" meta:page-count="5" meta:paragraph-count="44" meta:word-count="761" meta:character-count="5516" meta:non-whitespace-character-count="4802"/>
  </office:meta>
</office:document-meta>
</file>